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Courier New" svg:font-family="'Courier New'" style:font-family-generic="modern" style:font-pitch="fixed"/>
    <style:font-face style:name="Nimbus Mono L1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ela1" style:family="table">
      <style:table-properties style:width="6.6931in" table:align="margins"/>
    </style:style>
    <style:style style:name="Tabela1.A" style:family="table-column">
      <style:table-column-properties style:column-width="6.6931in" style:rel-column-width="65535*"/>
    </style:style>
    <style:style style:name="Tabela1.A1" style:family="table-cell">
      <style:table-cell-properties fo:padding="0.0382in" fo:border="0.05pt solid #000000"/>
    </style:style>
    <style:style style:name="Tabela2" style:family="table">
      <style:table-properties style:width="6.6931in" table:align="margins"/>
    </style:style>
    <style:style style:name="Tabela2.A" style:family="table-column">
      <style:table-column-properties style:column-width="6.6931in" style:rel-column-width="65535*"/>
    </style:style>
    <style:style style:name="Tabela2.A1" style:family="table-cell">
      <style:table-cell-properties fo:padding="0.0382in" fo:border="0.05pt solid #000000"/>
    </style:style>
    <style:style style:name="Tabela3" style:family="table">
      <style:table-properties style:width="6.6931in" table:align="margins"/>
    </style:style>
    <style:style style:name="Tabela3.A" style:family="table-column">
      <style:table-column-properties style:column-width="6.6931in" style:rel-column-width="65535*"/>
    </style:style>
    <style:style style:name="Tabela3.A1" style:family="table-cell">
      <style:table-cell-properties fo:padding="0.0382in" fo:border="0.05pt solid #000000"/>
    </style:style>
    <style:style style:name="Tabela4" style:family="table">
      <style:table-properties style:width="6.6931in" table:align="margins"/>
    </style:style>
    <style:style style:name="Tabela4.A" style:family="table-column">
      <style:table-column-properties style:column-width="6.6931in" style:rel-column-width="65535*"/>
    </style:style>
    <style:style style:name="Tabela4.A1" style:family="table-cell">
      <style:table-cell-properties fo:padding="0.0382in" fo:border="0.05pt solid #000000"/>
    </style:style>
    <style:style style:name="Tabela5" style:family="table">
      <style:table-properties style:width="6.6931in" table:align="margins"/>
    </style:style>
    <style:style style:name="Tabela5.A" style:family="table-column">
      <style:table-column-properties style:column-width="3.3465in" style:rel-column-width="32767*"/>
    </style:style>
    <style:style style:name="Tabela5.B" style:family="table-column">
      <style:table-column-properties style:column-width="3.3465in" style:rel-column-width="32768*"/>
    </style:style>
    <style:style style:name="Tabela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a5.B1" style:family="table-cell">
      <style:table-cell-properties fo:padding="0.0382in" fo:border="0.05pt solid #000000"/>
    </style:style>
    <style:style style:name="Tabela5.A2" style:family="table-cell">
      <style:table-cell-properties fo:padding="0.0382in" fo:border-left="0.05pt solid #000000" fo:border-right="none" fo:border-top="none" fo:border-bottom="0.05pt solid #000000"/>
    </style:style>
    <style:style style:name="Tabela5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1c9182" officeooo:paragraph-rsid="001c9182"/>
    </style:style>
    <style:style style:name="P2" style:family="paragraph" style:parent-style-name="Standard">
      <style:text-properties officeooo:rsid="001cb60e" officeooo:paragraph-rsid="001cb60e"/>
    </style:style>
    <style:style style:name="P3" style:family="paragraph" style:parent-style-name="Standard">
      <style:text-properties fo:font-weight="bold" officeooo:rsid="001d110c" officeooo:paragraph-rsid="001d110c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218c7e" officeooo:paragraph-rsid="00218c7e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225566" officeooo:paragraph-rsid="00225566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3a310" officeooo:paragraph-rsid="0023a310" style:font-weight-asian="bold" style:font-weight-complex="bold"/>
    </style:style>
    <style:style style:name="P7" style:family="paragraph" style:parent-style-name="Standard">
      <style:text-properties fo:font-weight="normal" officeooo:rsid="001cb60e" officeooo:paragraph-rsid="001cb60e" style:font-weight-asian="normal" style:font-weight-complex="normal"/>
    </style:style>
    <style:style style:name="P8" style:family="paragraph" style:parent-style-name="Standard">
      <style:text-properties fo:font-style="normal" fo:font-weight="normal" officeooo:rsid="001d110c" officeooo:paragraph-rsid="001d110c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tyle="normal" fo:font-weight="normal" officeooo:rsid="0020ae38" officeooo:paragraph-rsid="0020ae38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tyle="normal" fo:font-weight="normal" officeooo:rsid="00218c7e" officeooo:paragraph-rsid="00218c7e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tyle="normal" fo:font-weight="normal" officeooo:rsid="00225566" officeooo:paragraph-rsid="00225566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5bb0b" officeooo:paragraph-rsid="0035bb0b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781fa" officeooo:paragraph-rsid="003781fa" style:font-style-asian="normal" style:font-weight-asian="bold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bold" officeooo:rsid="003b84fe" officeooo:paragraph-rsid="003b84fe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2cb2ad" officeooo:paragraph-rsid="0033be78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35bb0b" officeooo:paragraph-rsid="0035bb0b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3781fa" officeooo:paragraph-rsid="003781fa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3b84fe" officeooo:paragraph-rsid="003b84fe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3d2f8e" officeooo:paragraph-rsid="003d2f8e" style:font-style-asian="normal" style:font-weight-asian="normal" style:font-style-complex="normal" style:font-weight-complex="normal"/>
    </style:style>
    <style:style style:name="P22" style:family="paragraph" style:parent-style-name="Table_20_Contents">
      <style:text-properties style:font-name="Nimbus Mono L" officeooo:rsid="001c9182"/>
    </style:style>
    <style:style style:name="P23" style:family="paragraph" style:parent-style-name="Table_20_Contents">
      <style:text-properties style:font-name="Nimbus Mono L" fo:font-weight="normal" officeooo:rsid="001c9182" officeooo:paragraph-rsid="001c9182" style:font-weight-asian="normal" style:font-weight-complex="normal"/>
    </style:style>
    <style:style style:name="P24" style:family="paragraph" style:parent-style-name="Table_20_Contents">
      <style:text-properties style:font-name="Nimbus Mono L" fo:font-weight="normal" officeooo:rsid="001cb60e" officeooo:paragraph-rsid="001cb60e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Nimbus Mono L" fo:font-weight="normal" officeooo:rsid="002996e0" officeooo:paragraph-rsid="002996e0" style:font-weight-asian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Nimbus Mono L" fo:font-weight="normal" officeooo:rsid="002b4644" officeooo:paragraph-rsid="002b4644" style:font-weight-asian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Nimbus Mono L" fo:font-weight="bold" officeooo:rsid="0024f9b3" officeooo:paragraph-rsid="0024f9b3" style:font-weight-asian="bold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Nimbus Mono L"/>
    </style:style>
    <style:style style:name="P29" style:family="paragraph" style:parent-style-name="Table_20_Contents">
      <style:paragraph-properties fo:text-align="start" style:justify-single-word="false"/>
      <style:text-properties style:font-name="Nimbus Mono L" officeooo:rsid="00294423" officeooo:paragraph-rsid="00294423"/>
    </style:style>
    <style:style style:name="P30" style:family="paragraph" style:parent-style-name="Table_20_Contents">
      <style:paragraph-properties fo:text-align="center" style:justify-single-word="false"/>
      <style:text-properties officeooo:rsid="0020ae38" officeooo:paragraph-rsid="0020ae38"/>
    </style:style>
    <style:style style:name="P31" style:family="paragraph" style:parent-style-name="Table_20_Contents">
      <style:paragraph-properties fo:text-align="center" style:justify-single-word="false"/>
      <style:text-properties style:font-name="Liberation Serif1" fo:font-weight="bold" officeooo:rsid="0026e0fa" officeooo:paragraph-rsid="0026e0fa" style:font-weight-asian="bold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Liberation Serif1" fo:font-weight="bold" officeooo:rsid="00294423" officeooo:paragraph-rsid="00294423" style:font-weight-asian="bold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1" fo:font-weight="normal" officeooo:rsid="0026e0fa" officeooo:paragraph-rsid="0026e0fa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Liberation Serif1" fo:font-weight="normal" officeooo:rsid="0027b6db" officeooo:paragraph-rsid="0027b6db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Liberation Serif1" fo:font-style="normal" fo:font-weight="normal" officeooo:rsid="0026e0fa" officeooo:paragraph-rsid="0026e0fa" style:font-style-asian="normal" style:font-weight-asian="normal" style:font-style-complex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1" fo:font-style="normal" fo:font-weight="normal" officeooo:rsid="00273fd0" officeooo:paragraph-rsid="00273fd0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Nimbus Mono L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Nimbus Mono L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tyle="normal" fo:font-weight="normal" officeooo:rsid="0023a310" officeooo:paragraph-rsid="0023a310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1" fo:font-style="normal" fo:font-weight="normal" officeooo:rsid="002cb2ad" officeooo:paragraph-rsid="002cb2ad" style:font-style-asian="normal" style:font-weight-asian="normal" style:font-style-complex="normal" style:font-weight-complex="normal"/>
    </style:style>
    <style:style style:name="P41" style:family="paragraph" style:parent-style-name="Standard" style:list-style-name="L1">
      <style:text-properties officeooo:rsid="001cb60e" officeooo:paragraph-rsid="001cb60e"/>
    </style:style>
    <style:style style:name="P42" style:family="paragraph" style:parent-style-name="Standard" style:list-style-name="L2">
      <style:text-properties fo:font-weight="bold" officeooo:rsid="001d110c" officeooo:paragraph-rsid="001d110c" style:font-weight-asian="bold" style:font-weight-complex="bold"/>
    </style:style>
    <style:style style:name="P43" style:family="paragraph" style:parent-style-name="Standard" style:list-style-name="L3">
      <style:text-properties fo:font-weight="bold" officeooo:rsid="001e3ce4" officeooo:paragraph-rsid="001e3ce4" style:font-weight-asian="bold" style:font-weight-complex="bold"/>
    </style:style>
    <style:style style:name="P44" style:family="paragraph" style:parent-style-name="Standard" style:list-style-name="L3">
      <style:text-properties fo:font-weight="bold" officeooo:rsid="001ece52" officeooo:paragraph-rsid="001ece52" style:font-weight-asian="bold" style:font-weight-complex="bold"/>
    </style:style>
    <style:style style:name="P45" style:family="paragraph" style:parent-style-name="Standard" style:list-style-name="L3">
      <style:text-properties fo:font-style="normal" fo:font-weight="normal" officeooo:rsid="001ece52" officeooo:paragraph-rsid="001ece52" style:font-style-asian="normal" style:font-weight-asian="normal" style:font-style-complex="normal" style:font-weight-complex="normal"/>
    </style:style>
    <style:style style:name="P46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cb2ad" officeooo:paragraph-rsid="002cb2ad" style:font-style-asian="normal" style:font-weight-asian="normal" style:font-style-complex="normal" style:font-weight-complex="normal"/>
    </style:style>
    <style:style style:name="P47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dd62b" officeooo:paragraph-rsid="002dd62b" style:font-style-asian="normal" style:font-weight-asian="normal" style:font-style-complex="normal" style:font-weight-complex="normal"/>
    </style:style>
    <style:style style:name="P48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e857b" officeooo:paragraph-rsid="002e857b" style:font-style-asian="normal" style:font-weight-asian="normal" style:font-style-complex="normal" style:font-weight-complex="normal"/>
    </style:style>
    <style:style style:name="P49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2fc3f4" officeooo:paragraph-rsid="002fc3f4" style:font-style-asian="normal" style:font-weight-asian="normal" style:font-style-complex="normal" style:font-weight-complex="normal"/>
    </style:style>
    <style:style style:name="P50" style:family="paragraph" style:parent-style-name="Standard" style:list-style-name="L6">
      <style:paragraph-properties fo:text-align="start" style:justify-single-word="false"/>
      <style:text-properties style:font-name="Liberation Serif1" fo:font-style="normal" fo:font-weight="normal" officeooo:rsid="003151ec" officeooo:paragraph-rsid="003151ec" style:font-style-asian="normal" style:font-weight-asian="normal" style:font-style-complex="normal" style:font-weight-complex="normal"/>
    </style:style>
    <style:style style:name="P51" style:family="paragraph" style:parent-style-name="Standard" style:list-style-name="L6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21a1b" officeooo:paragraph-rsid="00321a1b" style:font-style-asian="normal" style:font-weight-asian="normal" style:font-style-complex="normal" style:font-weight-complex="normal"/>
    </style:style>
    <style:style style:name="P52" style:family="paragraph" style:parent-style-name="Standard" style:list-style-name="L6">
      <style:paragraph-properties fo:text-align="start" style:justify-single-word="false"/>
      <style:text-properties style:font-name="Liberation Serif1" fo:font-style="normal" style:text-underline-style="solid" style:text-underline-width="auto" style:text-underline-color="font-color" fo:font-weight="normal" officeooo:rsid="00321a1b" officeooo:paragraph-rsid="0033be78" style:font-style-asian="normal" style:font-weight-asian="normal" style:font-style-complex="normal" style:font-weight-complex="normal"/>
    </style:style>
    <style:style style:name="P53" style:family="paragraph" style:parent-style-name="Standard" style:list-style-name="L7">
      <style:paragraph-properties fo:text-align="start" style:justify-single-word="false"/>
      <style:text-properties style:font-name="Liberation Serif1" fo:font-style="normal" style:text-underline-style="none" fo:font-weight="normal" officeooo:rsid="003d2f8e" officeooo:paragraph-rsid="003d2f8e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normal" officeooo:rsid="003fee4d" officeooo:paragraph-rsid="003fee4d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1" fo:font-style="normal" style:text-underline-style="none" fo:font-weight="bold" officeooo:rsid="0041c95b" officeooo:paragraph-rsid="0041c95b" style:font-style-asian="normal" style:font-weight-asian="bold" style:font-style-complex="normal" style:font-weight-complex="bold"/>
    </style:style>
    <style:style style:name="P5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Courier New" fo:font-style="normal" style:text-underline-style="none" fo:font-weight="bold" officeooo:rsid="0041c95b" officeooo:paragraph-rsid="0041c95b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tyle="normal" style:text-underline-style="none" fo:font-weight="bold" officeooo:rsid="0041c95b" officeooo:paragraph-rsid="0041c95b" style:font-style-asian="normal" style:font-weight-asian="bold" style:font-style-complex="normal" style:font-weight-complex="bold"/>
    </style:style>
    <style:style style:name="P5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erif" fo:font-style="normal" style:text-underline-style="none" fo:font-weight="bold" officeooo:rsid="0041c95b" officeooo:paragraph-rsid="0041c95b" style:font-style-asian="normal" style:font-weight-asian="bold" style:font-style-complex="normal" style:font-weight-complex="bold"/>
    </style:style>
    <style:style style:name="P59" style:family="paragraph" style:parent-style-name="Table_20_Contents" style:list-style-name="L4">
      <style:paragraph-properties fo:text-align="start" style:justify-single-word="false"/>
      <style:text-properties style:font-name="Liberation Serif1" fo:font-weight="normal" officeooo:rsid="0026e0fa" officeooo:paragraph-rsid="0026e0fa" style:font-weight-asian="normal" style:font-weight-complex="normal"/>
    </style:style>
    <style:style style:name="P60" style:family="paragraph" style:parent-style-name="Table_20_Contents" style:list-style-name="L4">
      <style:paragraph-properties fo:text-align="start" style:justify-single-word="false"/>
      <style:text-properties style:font-name="Liberation Serif1" fo:font-style="normal" fo:font-weight="normal" officeooo:rsid="0026e0fa" officeooo:paragraph-rsid="0026e0fa" style:font-style-asian="normal" style:font-weight-asian="normal" style:font-style-complex="normal" style:font-weight-complex="normal"/>
    </style:style>
    <style:style style:name="P61" style:family="paragraph" style:parent-style-name="Table_20_Contents" style:list-style-name="L5">
      <style:paragraph-properties fo:text-align="start" style:justify-single-word="false"/>
      <style:text-properties style:font-name="Liberation Serif1" fo:font-style="normal" fo:font-weight="normal" officeooo:rsid="00273fd0" officeooo:paragraph-rsid="00273fd0" style:font-style-asian="normal" style:font-weight-asian="normal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94423" style:font-weight-asian="bold" style:font-weight-complex="bold"/>
    </style:style>
    <style:style style:name="T3" style:family="text">
      <style:text-properties fo:font-weight="bold" officeooo:rsid="002996e0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01cb60e"/>
    </style:style>
    <style:style style:name="T6" style:family="text">
      <style:text-properties style:font-name="Nimbus Mono L1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officeooo:rsid="0033be78" style:font-style-asian="italic" style:font-style-complex="italic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bold" style:font-style-asian="normal" style:font-weight-asian="bold" style:font-style-complex="normal" style:font-weight-complex="bold"/>
    </style:style>
    <style:style style:name="T13" style:family="text">
      <style:text-properties fo:color="#ff0000" fo:font-style="normal" style:font-style-asian="normal" style:font-style-complex="normal"/>
    </style:style>
    <style:style style:name="T14" style:family="text">
      <style:text-properties fo:color="#ff0000" fo:font-weight="bold" style:font-weight-asian="bold" style:font-weight-complex="bold"/>
    </style:style>
    <style:style style:name="T15" style:family="text">
      <style:text-properties fo:color="#ff0000" style:text-underline-style="none"/>
    </style:style>
    <style:style style:name="T16" style:family="text">
      <style:text-properties officeooo:rsid="002996e0"/>
    </style:style>
    <style:style style:name="T17" style:family="text">
      <style:text-properties fo:color="#0000cc" fo:font-weight="bold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officeooo:rsid="0033be78"/>
    </style:style>
    <style:style style:name="T20" style:family="text">
      <style:text-properties style:text-underline-style="none" fo:font-weight="bold" style:font-weight-asian="bold" style:font-weight-complex="bold"/>
    </style:style>
    <style:style style:name="T21" style:family="text">
      <style:text-properties style:text-underline-style="none" officeooo:rsid="002cb2ad"/>
    </style:style>
    <style:style style:name="T22" style:family="text">
      <style:text-properties style:text-underline-style="none" fo:font-weight="normal" style:font-weight-asian="normal" style:font-weight-complex="normal"/>
    </style:style>
    <style:style style:name="T23" style:family="text">
      <style:text-properties fo:color="#ce181e" fo:font-weight="bold" style:font-weight-asian="bold" style:font-weight-complex="bold"/>
    </style:style>
    <style:style style:name="T24" style:family="text">
      <style:text-properties fo:color="#ed1c24" fo:font-weight="bold" style:font-weight-asian="bold" style:font-weight-complex="bold"/>
    </style:style>
    <style:style style:name="T25" style:family="text">
      <style:text-properties officeooo:rsid="003dd30e"/>
    </style:style>
    <style:style style:name="T26" style:family="text">
      <style:text-properties fo:color="#0066b3" fo:font-weight="bold" style:font-weight-asian="bold" style:font-weight-complex="bold"/>
    </style:style>
    <style:style style:name="T27" style:family="text">
      <style:text-properties fo:color="#0066b3" style:text-underline-style="none" fo:font-weight="bold" officeooo:rsid="0033be78" style:font-weight-asian="bold" style:font-weight-complex="bold"/>
    </style:style>
    <style:style style:name="T28" style:family="text">
      <style:text-properties fo:color="#0066b3" style:text-underline-style="none" fo:font-weight="bold" officeooo:rsid="002cb2a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row>
          <table:table-cell table:style-name="Tabela1.A1" office:value-type="string">
            <text:p text:style-name="P27">LEI 6.404/76</text:p>
            <text:p text:style-name="P22"/>
            <text:p text:style-name="P22"><text:s/>= <text:span text:style-name="T1">RBV</text:span></text:p>
            <text:p text:style-name="P23">(-)Devolução de vendas</text:p>
            <text:p text:style-name="P23">(-)Abatimento sobre vendas</text:p>
            <text:p text:style-name="P23">(-)Impostos sobre vendas</text:p>
            <text:p text:style-name="P23"><text:s/>= <text:span text:style-name="T1">RLV</text:span></text:p>
            <text:p text:style-name="P23">(-)CMV</text:p>
            <text:p text:style-name="P23"><text:s/>= <text:span text:style-name="T1">ROB</text:span></text:p>
            <text:p text:style-name="P23">(-)Despesas operacionais</text:p>
            <text:p text:style-name="P23"><text:s text:c="3"/>- despesas com vendas</text:p>
            <text:p text:style-name="P23"><text:s text:c="3"/>- despesas gerais e administrativas</text:p>
            <text:p text:style-name="P23"><text:s text:c="3"/>- despesas financeiras</text:p>
            <text:p text:style-name="P23"><text:s text:c="3"/>- resultado negativo do MEP</text:p>
            <text:p text:style-name="P23"><text:s text:c="3"/>- variações monetárias passivas</text:p>
            <text:p text:style-name="P23"><text:s/>+ Receitas operacionais</text:p>
            <text:p text:style-name="P23"><text:s text:c="3"/>+ receitas financeiras</text:p>
            <text:p text:style-name="P23"><text:s text:c="3"/>+ resultado positivo do MEP</text:p>
            <text:p text:style-name="P23"><text:s text:c="3"/>+ variações monetárias positivas</text:p>
            <text:p text:style-name="P23"><text:s text:c="3"/>+ receitas de aluguel</text:p>
            <text:p text:style-name="P23"><text:s text:c="3"/>+ dividendos recebidos (investimentos avaliados pelo custo)</text:p>
            <text:p text:style-name="P23"><text:s/>= <text:span text:style-name="T1">ROL</text:span></text:p>
            <text:p text:style-name="P23"><text:s/><text:span text:style-name="T5">+ Outras receitas</text:span></text:p>
            <text:p text:style-name="P24">(-)Outras despesas</text:p>
            <text:p text:style-name="P24"><text:s/>= <text:span text:style-name="T1">LAIR</text:span></text:p>
            <text:p text:style-name="P24">(-)CSLL</text:p>
            <text:p text:style-name="P24">(-)PIR</text:p>
            <text:p text:style-name="P24"><text:s/>= <text:span text:style-name="T1">Resultado antes das participações</text:span></text:p>
            <text:p text:style-name="P24">(-)Participações</text:p>
            <text:p text:style-name="P24"><text:s text:c="3"/>- debenturistas</text:p>
            <text:p text:style-name="P24"><text:s text:c="3"/>- empregados</text:p>
            <text:p text:style-name="P24"><text:s text:c="3"/>- administradores</text:p>
            <text:p text:style-name="P24"><text:s text:c="3"/>- partes beneficiárias</text:p>
            <text:p text:style-name="P24"><text:s text:c="3"/>- fundos de assistência e previdência social dos empregados</text:p>
            <text:p text:style-name="P24"><text:s/>= <text:span text:style-name="T1">LLE</text:span></text:p>
            <text:p text:style-name="P24"><text:s/><text:span text:style-name="T6">÷</text:span> número de ações do CS</text:p>
            <text:p text:style-name="P24"><text:s/>= <text:span text:style-name="T1">Lucro líquido por ação do capital</text:span></text:p>
          </table:table-cell>
        </table:table-row>
      </table:table>
      <text:p text:style-name="Standard"/>
      <text:p text:style-name="P2">O <text:span text:style-name="T1">faturamento bruto</text:span><text:span text:style-name="T4"> não está na Lei 6.404/76.</text:span></text:p>
      <text:list xml:id="list1519228923" text:style-name="L1">
        <text:list-item>
          <text:p text:style-name="P41"><text:span text:style-name="T4">no </text:span><text:span text:style-name="T1">faturamento bruto</text:span><text:span text:style-name="T4">, além da RBV, inclui-se o IPI.</text:span></text:p>
        </text:list-item>
      </text:list>
      <text:p text:style-name="P7"/>
      <text:p text:style-name="P2"><text:span text:style-name="T4">Devoluções de exercícios anteriores são consideradas </text:span><text:span text:style-name="T1">despesas operacionais</text:span><text:span text:style-name="T4">.</text:span></text:p>
      <text:p text:style-name="P7"/>
      <text:p text:style-name="P3">Descontos incondicionais (comerciais)<text:span text:style-name="T4">:</text:span></text:p>
      <text:list xml:id="list4293723734" text:style-name="L2">
        <text:list-item>
          <text:p text:style-name="P42"><text:span text:style-name="T4">ocorrem no momento da compra, sendo </text:span><text:span text:style-name="T8">destacados na própria NF</text:span><text:span text:style-name="T11">;</text:span></text:p>
        </text:list-item>
        <text:list-item>
          <text:p text:style-name="P42"><text:span text:style-name="T11">é </text:span><text:span text:style-name="T10">redutora da RBV</text:span><text:span text:style-name="T11">.</text:span></text:p>
        </text:list-item>
      </text:list>
      <text:p text:style-name="P8"/>
      <text:p text:style-name="P3"><text:span text:style-name="T10">Descontos condicionais</text:span><text:span text:style-name="T11"> </text:span><text:span text:style-name="T10">(financeiros)</text:span><text:span text:style-name="T11">:</text:span></text:p>
      <text:list xml:id="list600888207" text:style-name="L3">
        <text:list-item>
          <text:p text:style-name="P43"><text:span text:style-name="T11">ocorrem no momento da liquidação de uma dívida ou do recebimento de um direito, fato </text:span><text:span text:style-name="T8">posterior à compra ou à venda</text:span><text:span text:style-name="T11">;</text:span></text:p>
        </text:list-item>
        <text:list-item>
          <text:p text:style-name="P45"><text:soft-page-break/>só ocorre mediante condição imposta ao devedor;</text:p>
        </text:list-item>
        <text:list-item>
          <text:p text:style-name="P44"><text:span text:style-name="T11">são </text:span><text:span text:style-name="T10">receitas financeiras</text:span><text:span text:style-name="T11"> (se desconto for obtido) ou </text:span><text:span text:style-name="T10">despesas financeiras</text:span><text:span text:style-name="T11"> (se desconto for concedido).</text:span></text:p>
        </text:list-item>
      </text:list>
      <text:p text:style-name="P9"/>
      <table:table table:name="Tabela2" table:style-name="Tabela2">
        <table:table-column table:style-name="Tabela2.A"/>
        <table:table-row>
          <table:table-cell table:style-name="Tabela2.A1" office:value-type="string">
            <text:p text:style-name="P30">CMV = Ei + Compras Líquidas - Ef</text:p>
          </table:table-cell>
        </table:table-row>
      </table:table>
      <text:p text:style-name="P10"/>
      <table:table table:name="Tabela3" table:style-name="Tabela3">
        <table:table-column table:style-name="Tabela3.A"/>
        <table:table-row>
          <table:table-cell table:style-name="Tabela3.A1" office:value-type="string">
            <text:p text:style-name="P30">Compras Líquidas = Compras Brutas + Fretes e Seguros – Devolução de Compras – Descontos Incondicionais Obtidos</text:p>
          </table:table-cell>
        </table:table-row>
      </table:table>
      <text:p text:style-name="P11"/>
      <text:p text:style-name="P4"><text:span text:style-name="T10">Outras receitas e outras despesas</text:span><text:span text:style-name="T11">: compreendem os ganhos e perdas decorrentes das baixas de bens ou direitos classificados nos grupos </text:span><text:span text:style-name="T7">investimentos, imobilizado e intangível</text:span><text:span text:style-name="T10">.</text:span></text:p>
      <text:p text:style-name="P12"/>
      <text:p text:style-name="P5"><text:span text:style-name="T11">Cada taxa de participação (DEAPF) não pode ser superior a </text:span><text:span text:style-name="T10">10% do resultado do período</text:span><text:span text:style-name="T11">.</text:span></text:p>
      <text:p text:style-name="P13"/>
      <text:p text:style-name="P6"><text:span text:style-name="T10">Atenção!</text:span><text:span text:style-name="T11"> No cálculo das </text:span><text:span text:style-name="T10">participações</text:span><text:span text:style-name="T11"> (DEAPF), retira-se os </text:span><text:span text:style-name="T10">prejuízos acumulados</text:span><text:span text:style-name="T11">, porém, </text:span><text:span text:style-name="T13">na DRE o prejuízo não entra</text:span><text:span text:style-name="T11">. Ex.:</text:span></text:p>
      <text:p text:style-name="P37">Prejuízos Acumulados = 100.000</text:p>
      <text:p text:style-name="P37">Resultado do exercício antes das participações = 600.000</text:p>
      <text:p text:style-name="P37">Debêntures = 10%</text:p>
      <text:p text:style-name="P37">Empregados = 10%</text:p>
      <text:p text:style-name="P37"/>
      <text:p text:style-name="P37">= Resultado do exercício antes das participações.. 600.000</text:p>
      <text:p text:style-name="P37">(-) Debêntures....................................( 50.000)</text:p>
      <text:p text:style-name="P37">(-) Empregados....................................( 45.000)</text:p>
      <text:p text:style-name="P37">= LLE............................................. 505.000</text:p>
      <text:p text:style-name="P38"/>
      <table:table table:name="Tabela4" table:style-name="Tabela4">
        <table:table-column table:style-name="Tabela4.A"/>
        <table:table-row>
          <table:table-cell table:style-name="Tabela4.A1" office:value-type="string">
            <text:p text:style-name="P31">CPC 26</text:p>
            <text:p text:style-name="P31"/>
            <text:p text:style-name="P33">De forma complementar à Lei 6.404/76, estabelece a estrutura mínima da DRE.</text:p>
            <text:p text:style-name="P33"/>
            <text:list xml:id="list2274797538" text:style-name="L4">
              <text:list-item>
                <text:p text:style-name="P59">Receitas;</text:p>
              </text:list-item>
              <text:list-item>
                <text:p text:style-name="P59">CMV;</text:p>
              </text:list-item>
              <text:list-item>
                <text:p text:style-name="P59">Lucro bruto;</text:p>
              </text:list-item>
              <text:list-item>
                <text:p text:style-name="P59">Despesas com vendas, gerais, administrativas, e outras despesas e receitas operacionais;</text:p>
              </text:list-item>
              <text:list-item>
                <text:p text:style-name="P59">Parcela dos resultados de empresas investidas reconhecida por MEP;</text:p>
              </text:list-item>
              <text:list-item>
                <text:p text:style-name="P59">Resultado antes das receitas e despesas financeiras;</text:p>
              </text:list-item>
              <text:list-item>
                <text:p text:style-name="P59">Despesas e receitas financeiras;</text:p>
              </text:list-item>
              <text:list-item>
                <text:p text:style-name="P59">Resultado líquido das operações continuadas;</text:p>
              </text:list-item>
              <text:list-item>
                <text:p text:style-name="P59">Valor <text:span text:style-name="T10">líquido dos seguintes itens:</text:span></text:p>
                <text:list>
                  <text:list-item>
                    <text:p text:style-name="P60">resultado líquido após tributos das operações descontinuadas;</text:p>
                  </text:list-item>
                  <text:list-item>
                    <text:p text:style-name="P60">resultado após os tributos decorrente da mensuração ao valor justo menos despesas de vendas ou na baixa dos ativos ou do grupo de ativos à disposição para venda que constituem a unidade operacional descontinuada;</text:p>
                  </text:list-item>
                </text:list>
              </text:list-item>
              <text:list-item>
                <text:p text:style-name="P60">Resultado líquido do período.</text:p>
              </text:list-item>
            </text:list>
            <text:p text:style-name="P35"/>
            <text:p text:style-name="P33"><text:span text:style-name="T10">Devem ser divulgados na </text:span><text:span text:style-name="T12">Demonstração Consolidada do Resultado do Exercício</text:span><text:span text:style-name="T10">, como alocação do resultado do exercício os </text:span><text:span text:style-name="T12">resultados líquidos atribuíveis</text:span><text:span text:style-name="T10">:</text:span></text:p>
            <text:list xml:id="list2346289557" text:style-name="L5">
              <text:list-item>
                <text:p text:style-name="P61">à participação de sócios não controladores; e</text:p>
              </text:list-item>
              <text:list-item>
                <text:p text:style-name="P61">aos detentores do capital próprio da empresa controladora.</text:p>
              </text:list-item>
            </text:list>
            <text:p text:style-name="P36"><text:soft-page-break/></text:p>
            <text:p text:style-name="P34"><text:span text:style-name="T10">Essa estrutura do CPC 26 estabelece a </text:span><text:span text:style-name="T12">evidenciação destacada do resultado proveniente da avaliação de investimentos pelo MEP, do resultado financeiro, além de destacar o resultado proveniente das operações continuadas e descontinuadas da entidade</text:span><text:span text:style-name="T10">.</text:span></text:p>
          </table:table-cell>
        </table:table-row>
      </table:table>
      <text:p text:style-name="P39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32">Lei 6.404/76</text:p>
          </table:table-cell>
          <table:table-cell table:style-name="Tabela5.B1" office:value-type="string">
            <text:p text:style-name="P32">CPC 26</text:p>
          </table:table-cell>
        </table:table-row>
        <table:table-row>
          <table:table-cell table:style-name="Tabela5.A2" office:value-type="string">
            <text:p text:style-name="P28"><text:s/><text:span text:style-name="T2">= Receita Operacional Bruta</text:span></text:p>
            <text:p text:style-name="P29">(-)Deduções</text:p>
            <text:p text:style-name="P29"><text:s/><text:span text:style-name="T1">= Receita Operacional Líquida</text:span></text:p>
            <text:p text:style-name="P25">(-)CMV</text:p>
            <text:p text:style-name="P25"><text:s/><text:span text:style-name="T1">= Resultado Operacional Bruto</text:span></text:p>
            <text:p text:style-name="P29">(-)Despesas Operacionais</text:p>
            <text:p text:style-name="P29"><text:s text:c="3"/>- despesas c/ vendas</text:p>
            <text:p text:style-name="P29"><text:s text:c="3"/>- despesas gerais e administ.</text:p>
            <text:p text:style-name="P29"><text:s text:c="3"/>- despesas financeiras</text:p>
            <text:p text:style-name="P29"><text:s text:c="3"/>- resultado negativo do MEP</text:p>
            <text:p text:style-name="P29"><text:s text:c="3"/>- var. monetárias passivas</text:p>
            <text:p text:style-name="P29"><text:s/>+ Receitas Operacionais</text:p>
            <text:p text:style-name="P29"><text:s text:c="3"/>+ receitas financeiras</text:p>
            <text:p text:style-name="P29"><text:s text:c="3"/>+ resultado positivo do MEP</text:p>
            <text:p text:style-name="P29"><text:s text:c="3"/>+ var. Monetárias ativas</text:p>
            <text:p text:style-name="P29"><text:s text:c="3"/>+ receitas de aluguel</text:p>
            <text:p text:style-name="P29"><text:s text:c="3"/>+ dividendos recebidos</text:p>
            <text:p text:style-name="P29"><text:s/><text:span text:style-name="T1">= Resultado Operacional Líquido</text:span></text:p>
            <text:p text:style-name="P29"><text:s/>+ Outras Receitas</text:p>
            <text:p text:style-name="P29">(-)Outras Despesas</text:p>
            <text:p text:style-name="P29"><text:s/><text:span text:style-name="T1">= RAIR</text:span></text:p>
            <text:p text:style-name="P29">(-)CSLL</text:p>
            <text:p text:style-name="P29">(-)PIR</text:p>
            <text:p text:style-name="P29"><text:s/><text:span text:style-name="T1">= RAP</text:span></text:p>
            <text:p text:style-name="P29">(-)Participações</text:p>
            <text:p text:style-name="P29"><text:s text:c="3"/>- debêntures</text:p>
            <text:p text:style-name="P29"><text:s text:c="3"/>- empregados</text:p>
            <text:p text:style-name="P29"><text:s text:c="3"/>- administradores</text:p>
            <text:p text:style-name="P29"><text:s text:c="3"/>- partes beneficiárias</text:p>
            <text:p text:style-name="P29"><text:s text:c="3"/>- fundos</text:p>
            <text:p text:style-name="P29"><text:s/><text:span text:style-name="T1">= LLE</text:span></text:p>
            <text:p text:style-name="P29"><text:s/><text:span text:style-name="T6">÷</text:span> Número de ações do CS</text:p>
            <text:p text:style-name="P29"><text:s/><text:span text:style-name="T1">= LL por Ação do CS</text:span></text:p>
          </table:table-cell>
          <table:table-cell table:style-name="Tabela5.B2" office:value-type="string">
            <text:p text:style-name="P28"/>
            <text:p text:style-name="P28"/>
            <text:p text:style-name="P28"><text:s/><text:span text:style-name="T3">=</text:span><text:span text:style-name="T16"> </text:span><text:span text:style-name="T3">Receitas</text:span></text:p>
            <text:p text:style-name="P25">(-)CMV</text:p>
            <text:p text:style-name="P25"><text:s/><text:span text:style-name="T1">=</text:span> <text:span text:style-name="T1">Resultado Operacional Bruto</text:span></text:p>
            <text:p text:style-name="P26">(-)Despesas c/ vendas</text:p>
            <text:p text:style-name="P26">(-)Despesas gerais e administr.</text:p>
            <text:p text:style-name="P26">(-)Outras despesas</text:p>
            <text:p text:style-name="P26"><text:s/>+ Outras receitas</text:p>
            <text:p text:style-name="P26">(+|-)Resultado do MEP</text:p>
            <text:p text:style-name="P26"><text:s/><text:span text:style-name="T1">= Resultado antes das Receitas e Despesas Financeiras</text:span></text:p>
            <text:p text:style-name="P26">(-)Despesas financeiras</text:p>
            <text:p text:style-name="P26"><text:s/>+ Receitas financeiras</text:p>
            <text:p text:style-name="P26"><text:s/><text:span text:style-name="T1">= Resultado antes dos Tributos sobre o Lucro</text:span></text:p>
            <text:p text:style-name="P26">(-)Despesa c/ tributos s/ lucro</text:p>
            <text:p text:style-name="P26"><text:s/><text:span text:style-name="T1">= Resultado líquido das Operações Continuadas</text:span></text:p>
            <text:p text:style-name="P26">(+|-)Resultado líquido das operações descontinuadas</text:p>
            <text:p text:style-name="P26"><text:s/><text:span text:style-name="T1">= Resultado Líquido do Período</text:span></text:p>
          </table:table-cell>
        </table:table-row>
      </table:table>
      <text:p text:style-name="P39"/>
      <text:p text:style-name="P40">Diferenças entre a DRE da Lei 6.404/76 e do CPC 26:</text:p>
      <text:list xml:id="list1232012388" text:style-name="L6">
        <text:list-item>
          <text:p text:style-name="P46">na <text:span text:style-name="T17">L6.404/76</text:span> a DRE começa pela <text:span text:style-name="T17">Receita Bruta</text:span>, no <text:span text:style-name="T14">CPC 26</text:span> pela <text:span text:style-name="T14">Receita Líquida</text:span>;</text:p>
        </text:list-item>
        <text:list-item>
          <text:p text:style-name="P47">no <text:span text:style-name="T14">CPC 26</text:span> há a segregação <text:span text:style-name="T14">Resultado antes das Receitas e Despesas Financeiras</text:span>;</text:p>
        </text:list-item>
        <text:list-item>
          <text:p text:style-name="P48">no <text:span text:style-name="T14">CPC 26</text:span> há <text:span text:style-name="T14">Resultado das Operações Descontinuadas</text:span>, que evidencia o resultado com operações de uma linha de produção específica que foram encerradas (“abandonadas”) pela empresa, e, por isso, não são considerados resultados operacionais;</text:p>
        </text:list-item>
        <text:list-item>
          <text:p text:style-name="P49">o <text:span text:style-name="T14">CPC 26</text:span> obriga a divulgação, de forma separada, da natureza e dos montantes dos itens de receita e despesa quando estes são <text:span text:style-name="T1">relevantes</text:span>:</text:p>
          <text:list>
            <text:list-item>
              <text:p text:style-name="P49"><text:soft-page-break/>reduções nos estoques ao seu <text:span text:style-name="T1">valor realizável líquido</text:span> ou no ativo imobilizado ao seu <text:span text:style-name="T1">valor recuperável</text:span>, bem como as reversões de tais reduções;</text:p>
            </text:list-item>
            <text:list-item>
              <text:p text:style-name="P49">reestruturações de atividades da entidade e reversões de quaisquer provisões para gastos de reestruturação;</text:p>
            </text:list-item>
            <text:list-item>
              <text:p text:style-name="P49">baixas de itens do ativo imobilizado;</text:p>
            </text:list-item>
            <text:list-item>
              <text:p text:style-name="P49">baixas de investimento;</text:p>
            </text:list-item>
            <text:list-item>
              <text:p text:style-name="P49">unidades operacionais descontinuadas;</text:p>
            </text:list-item>
            <text:list-item>
              <text:p text:style-name="P49">solução de litígios; e</text:p>
            </text:list-item>
            <text:list-item>
              <text:p text:style-name="P49">outras reversões de provisões;</text:p>
            </text:list-item>
          </text:list>
        </text:list-item>
        <text:list-item>
          <text:p text:style-name="P50">o <text:span text:style-name="T14">CPC 26</text:span> exige a <text:span text:style-name="T1">subclassificação de despesas:</text:span></text:p>
          <text:list>
            <text:list-item>
              <text:p text:style-name="P51">método da <text:span text:style-name="T23">natureza</text:span> da despesa<text:span text:style-name="T18">: as despesas são agregadas na DRE de acordo com a sua natureza (ex.: depreciações, compras de materiais, despesas com transporte, benefícios aos empregados, despesas com publicidade), não sendo realocados entre as várias funções dentro da entidade;</text:span></text:p>
            </text:list-item>
            <text:list-item>
              <text:p text:style-name="P52">método da <text:span text:style-name="T26">função</text:span> da despesa<text:span text:style-name="T18">: </text:span><text:span text:style-name="T19">também chamado de </text:span><text:span text:style-name="T9">custo dos produtos e serviços vendidos</text:span><text:span text:style-name="T19">, classifica as despesas de acordo com a sua função como parte do custo dos produtos ou serviços vendidos ou, por exemplo, das despesas de distribuição ou das atividades administrativas. No mínimo, a entidade deve divulgar o custo dos produtos e serviços vendidos segundo esse método separadamente das outras despesas. Esse método pode proporcionar informação mais relevante aos usuários do que a classificação de gastos por natureza, mas a alocação de despesas às funções pode exigir alocações arbitrárias e envolver considerável julgamento. </text:span><text:span text:style-name="T27">É o método adotado no Brasil, por força da </text:span><text:span text:style-name="T28">L6.404/76</text:span><text:span text:style-name="T21">.</text:span></text:p>
            </text:list-item>
          </text:list>
        </text:list-item>
      </text:list>
      <text:p text:style-name="P17"/>
      <text:p text:style-name="P14"><text:span text:style-name="T21">A </text:span><text:span text:style-name="T18">entidade </text:span><text:span text:style-name="T20">não deve apresentar na DRE, ou em NE’s, rubricas, receitas ou despesas sob a forma de itens extraordinários</text:span><text:span text:style-name="T18">. Também </text:span><text:span text:style-name="T20">não</text:span><text:span text:style-name="T18"> mais se admite a figura das </text:span><text:span text:style-name="T20">receitas e despesas não operacionais</text:span><text:span text:style-name="T18">. A única discriminação é a dos resultados derivados das atividades descontinuadas.</text:span></text:p>
      <text:p text:style-name="P18"/>
      <text:p text:style-name="P15"><text:span text:style-name="T18">Atenção!</text:span><text:span text:style-name="T22"> Se a questão </text:span><text:span text:style-name="T18">não</text:span><text:span text:style-name="T22"> informar se o desconto concedido é condicional ou incondicional, considerá-lo como </text:span><text:span text:style-name="T18">incondicional</text:span><text:span text:style-name="T22">!</text:span></text:p>
      <text:p text:style-name="P19"/>
      <text:p text:style-name="P16"><text:span text:style-name="T22">A </text:span><text:span text:style-name="T18">DRE</text:span><text:span text:style-name="T22"> evidencia a situação </text:span><text:span text:style-name="T15">ECONÔMICA</text:span><text:span text:style-name="T22"> da entidade, procura evidenciar a </text:span><text:span text:style-name="T18">composição do resultado gerado</text:span><text:span text:style-name="T22"> em um determinado período a partir das operações da entidade.</text:span></text:p>
      <text:p text:style-name="P20"/>
      <text:p text:style-name="P21">Diferentemente do ICMS e do IPI, o <text:span text:style-name="T1">PIS/COFINS, tanto na incidência cumulativa como na não cumulativa, </text:span><text:span text:style-name="T24">deve ser deduzida da receita bruta</text:span>. Lembrar que:</text:p>
      <text:list xml:id="list1374629999" text:style-name="L7">
        <text:list-item>
          <text:p text:style-name="P53">PIS cumulativo = 0,65%;</text:p>
        </text:list-item>
        <text:list-item>
          <text:p text:style-name="P53">COFINS cumulativo = 3%;</text:p>
        </text:list-item>
        <text:list-item>
          <text:p text:style-name="P53">PIS não cumulativo = 1,65%; e</text:p>
        </text:list-item>
        <text:list-item>
          <text:p text:style-name="P53">COFINS não cumulativo = 7,<text:span text:style-name="T25">6%.</text:span></text:p>
        </text:list-item>
      </text:list>
      <text:p text:style-name="P21"/>
      <text:p text:style-name="P54">Quando a questão disser “conforme normatização contábil em vigor”, considerar na resolução os <text:span text:style-name="T1">Pronunciamentos do CPC</text:span>. Por exemplo, se ela pedir se as SA’s de capital aberto devem começar a DRE pela RBV ou pela Receita Líquida, “conforme normatização contábil em vigor”, responder a questão de acordo com o <text:span text:style-name="T1">CPC 26</text:span>: começa pela Receita Líquida.</text:p>
      <text:p text:style-name="P54"/>
      <text:p text:style-name="P55">Decorar o Art. 187 da Lei 6.404/76<text:span text:style-name="T4">:</text:span></text:p>
      <text:p text:style-name="P56"><text:span text:style-name="T4">Lei 6.404/76, Art. 187. A DRE discriminará:</text:span></text:p>
      <text:p text:style-name="P56"><text:span text:style-name="T4">I – a RBV, as deduções de vendas, os abatimentos e os impostos;</text:span></text:p>
      <text:p text:style-name="P56"><text:soft-page-break/><text:span text:style-name="T4">II – a RLV, o CMV e o lucro bruto;</text:span></text:p>
      <text:p text:style-name="P56"><text:span text:style-name="T4">III – as despesas com vendas, as despesas financeiras, deduzidas das receitas, as despesas gerais e administrativas, e outras despesas operacionais;</text:span></text:p>
      <text:p text:style-name="P56"><text:span text:style-name="T4">IV – o lucro ou prejuízo operacional, as outras receitas e as outras despesas;</text:span></text:p>
      <text:p text:style-name="P56"><text:span text:style-name="T4">V – o RAIR e a PIR;</text:span></text:p>
      <text:p text:style-name="P56"><text:span text:style-name="T4">VI – as participações de debêntures, empregados, administradores e partes beneficiárias, mesmo na forma de instrumentos financeiros, e de instituições ou fundos de assistência ou previdência de empregados, que não se caracterizem como despesa.</text:span></text:p>
      <text:p text:style-name="P57"><text:span text:style-name="T4"/></text:p>
      <text:p text:style-name="P58"><text:span text:style-name="T4">As bancas podem cobrar a literalidade de cada um desses incisos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Nimbus Mono L" svg:font-family="'Nimbus Mono L'" style:font-pitch="fixed"/>
    <style:font-face style:name="Courier New" svg:font-family="'Courier New'" style:font-family-generic="modern" style:font-pitch="fixed"/>
    <style:font-face style:name="Nimbus Mono L1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1c9182" officeooo:paragraph-rsid="001c918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6 - DRE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6:51:21.397151989</meta:creation-date>
    <dc:date>2018-03-29T10:45:07.463000000</dc:date>
    <meta:editing-duration>PT3H10M39S</meta:editing-duration>
    <meta:editing-cycles>32</meta:editing-cycles>
    <meta:generator>LibreOffice/6.0.1.1$Windows_X86_64 LibreOffice_project/60bfb1526849283ce2491346ed2aa51c465abfe6</meta:generator>
    <meta:document-statistic meta:table-count="5" meta:image-count="0" meta:object-count="0" meta:page-count="5" meta:paragraph-count="162" meta:word-count="1311" meta:character-count="8588" meta:non-whitespace-character-count="7349"/>
  </office:meta>
</office:document-meta>
</file>